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points.py" manifest:media-type=""/>
  <manifest:file-entry manifest:full-path="Scripts/python/pythonpath/indoc/documentevent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4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3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1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1" table:default-cell-style-name="ce39"/>
        <table:table-column table:style-name="co1" table:number-columns-repeated="1020" table:default-cell-style-name="ce31"/>
        <table:table-row table:style-name="ro1">
          <table:table-cell table:style-name="ce64" office:value-type="string" calcext:value-type="string">
            <text:p>終了を消去</text:p>
          </table:table-cell>
          <table:table-cell/>
          <table:table-cell table:style-name="ce64" office:value-type="string" calcext:value-type="string">
            <text:p>印刷</text:p>
          </table:table-cell>
          <table:table-cell table:style-name="ce8" office:value-type="string" calcext:value-type="string">
            <text:p>月末印刷</text:p>
          </table:table-cell>
          <table:table-cell table:style-name="ce64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0" table:number-columns-repeated="2"/>
          <table:table-cell table:style-name="ce74"/>
          <table:table-cell table:style-name="ce70" table:number-columns-repeated="1020"/>
        </table:table-row>
        <table:table-row table:style-name="ro2">
          <table:table-cell table:style-name="ce34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7" office:value-type="date" office:date-value="2018-08-26" calcext:value-type="date">
            <text:p>2018-8</text:p>
          </table:table-cell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9" table:number-columns-repeated="3"/>
          <table:table-cell table:style-name="ce76"/>
          <table:table-cell table:style-name="ce6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6"/>
          <table:table-cell table:style-name="ce49" table:number-columns-repeated="2"/>
          <table:table-cell table:style-name="ce50"/>
          <table:table-cell table:style-name="ce53"/>
          <table:table-cell table:number-columns-repeated="1019"/>
        </table:table-row>
        <table:table-row table:style-name="ro2" table:number-rows-repeated="30">
          <table:table-cell table:style-name="ce47"/>
          <table:table-cell table:style-name="ce48" table:number-columns-repeated="2"/>
          <table:table-cell table:style-name="ce52"/>
          <table:table-cell table:style-name="ce56"/>
          <table:table-cell table:number-columns-repeated="1019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2" office:value-type="float" office:value="33" calcext:value-type="float">
            <text:p>33</text:p>
          </table:table-cell>
          <table:table-cell table:style-name="ce78" office:value-type="date" office:date-value="2018-08-01" calcext:value-type="date">
            <text:p>2018/08/0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9" calcext:value-type="float">
            <text:p>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8" calcext:value-type="date">
            <text:p>2018/08/28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9" calcext:value-type="date">
            <text:p>2018/08/29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00045454" table:style-name="t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9" table:number-columns-repeated="8" table:default-cell-style-name="ce31"/>
        <table:table-column table:style-name="co1" table:number-columns-repeated="907" table:default-cell-style-name="ce31"/>
        <table:table-column table:style-name="co1" table:number-columns-repeated="104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045454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8" table:number-columns-repeated="2"/>
          <table:table-cell table:style-name="ce4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83" office:value-type="date" office:date-value="2018-10-01" calcext:value-type="date">
            <text:p>2018-10-0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2" calcext:value-type="date">
            <text:p>2018-10-0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3" calcext:value-type="date">
            <text:p>2018-10-0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4" calcext:value-type="date">
            <text:p>2018-10-0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5" calcext:value-type="date">
            <text:p>2018-10-0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06" calcext:value-type="date">
            <text:p>2018-10-0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07" calcext:value-type="date">
            <text:p>2018-10-0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6" office:value-type="date" office:date-value="2018-10-08" calcext:value-type="date">
            <text:p>2018-10-0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9" calcext:value-type="date">
            <text:p>2018-10-0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0" calcext:value-type="date">
            <text:p>2018-10-1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1" calcext:value-type="date">
            <text:p>2018-10-11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2" calcext:value-type="date">
            <text:p>2018-10-1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13" calcext:value-type="date">
            <text:p>2018-10-1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14" calcext:value-type="date">
            <text:p>2018-10-1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5" calcext:value-type="date">
            <text:p>2018-10-1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6" calcext:value-type="date">
            <text:p>2018-10-1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7" calcext:value-type="date">
            <text:p>2018-10-1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8" calcext:value-type="date">
            <text:p>2018-10-1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9" calcext:value-type="date">
            <text:p>2018-10-1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0" calcext:value-type="date">
            <text:p>2018-10-2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1" calcext:value-type="date">
            <text:p>2018-10-21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2" calcext:value-type="date">
            <text:p>2018-10-22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3" calcext:value-type="date">
            <text:p>2018-10-23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4" calcext:value-type="date">
            <text:p>2018-10-24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5" calcext:value-type="date">
            <text:p>2018-10-25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6" calcext:value-type="date">
            <text:p>2018-10-26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7" calcext:value-type="date">
            <text:p>2018-10-27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8" calcext:value-type="date">
            <text:p>2018-10-28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9" calcext:value-type="date">
            <text:p>2018-10-29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0" calcext:value-type="date">
            <text:p>2018-10-30</text:p>
          </table:table-cell>
          <table:table-cell table:style-name="ce48" table:number-columns-repeated="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1" calcext:value-type="date">
            <text:p>2018-10-31</text:p>
          </table:table-cell>
          <table:table-cell table:number-columns-repeated="1019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/00/00</text:date>, <text:time style:data-style-name="N2" text:time-value="20:08:55.7784637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9T00:03:08.931973202</dc:date>
    <meta:editing-duration>P1DT8H27M7S</meta:editing-duration>
    <meta:editing-cycles>372</meta:editing-cycles>
    <meta:generator>LibreOffice/5.4.1.2$Linux_x86 LibreOffice_project/ea7cb86e6eeb2bf3a5af73a8f7777ac570321527</meta:generator>
    <meta:document-statistic meta:table-count="5" meta:cell-count="413" meta:object-count="0"/>
  </office:meta>
</office:document-meta>
</file>